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hase 1: Personal Information</text:span></text:h>
      <text:list text:style-name="L1">
        <text:list-item>
          <text:p text:style-name="P1">Full Name (<text:span text:style-name="Source_20_Text">text</text:span>)</text:p>
        </text:list-item>
        <text:list-item>
          <text:p text:style-name="P1">Email Address (<text:span text:style-name="Source_20_Text">email</text:span>)</text:p>
        </text:list-item>
        <text:list-item>
          <text:p text:style-name="P1">Phone Number (<text:span text:style-name="Source_20_Text">tel</text:span>)</text:p>
        </text:list-item>
        <text:list-item>
          <text:p text:style-name="P1">Date of Birth (<text:span text:style-name="Source_20_Text">date</text:span>)</text:p>
        </text:list-item>
      </text:list>
      <text:h text:style-name="Heading_20_3" text:outline-level="3"><text:span text:style-name="Strong_20_Emphasis">Phase 2: Address &amp; Details</text:span></text:h>
      <text:list text:style-name="L2">
        <text:list-item>
          <text:p text:style-name="P2">Street Address (<text:span text:style-name="Source_20_Text">text</text:span>)</text:p>
        </text:list-item>
        <text:list-item>
          <text:p text:style-name="P2">City (<text:span text:style-name="Source_20_Text">text</text:span>)</text:p>
        </text:list-item>
        <text:list-item>
          <text:p text:style-name="P2">State/Province (<text:span text:style-name="Source_20_Text">text</text:span>)</text:p>
        </text:list-item>
        <text:list-item>
          <text:p text:style-name="P2">Zip/Postal Code (<text:span text:style-name="Source_20_Text">text</text:span>)</text:p>
        </text:list-item>
        <text:list-item>
          <text:p text:style-name="P2">Country (<text:span text:style-name="Source_20_Text">select</text:span>)</text:p>
        </text:list-item>
      </text:list>
      <text:h text:style-name="Heading_20_3" text:outline-level="3"><text:span text:style-name="Strong_20_Emphasis">Phase 3: Account Setup / Preferences</text:span></text:h>
      <text:list text:style-name="L3">
        <text:list-item>
          <text:p text:style-name="P3">Username (<text:span text:style-name="Source_20_Text">text</text:span>)</text:p>
        </text:list-item>
        <text:list-item>
          <text:p text:style-name="P3">Password (<text:span text:style-name="Source_20_Text">password</text:span>)</text:p>
        </text:list-item>
        <text:list-item>
          <text:p text:style-name="P3">Confirm Password (<text:span text:style-name="Source_20_Text">password</text:span>)</text:p>
        </text:list-item>
        <text:list-item>
          <text:p text:style-name="P3">Preferred Contact Method (<text:span text:style-name="Source_20_Text">radio</text:span> → Email / Phone / None)</text:p>
        </text:list-item>
        <text:list-item>
          <text:p text:style-name="P3">Terms &amp; Conditions Agreement (<text:span text:style-name="Source_20_Text">checkbox</text:span>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6:47:55.664539896</meta:creation-date>
    <dc:date>2025-09-19T19:13:21.048263075</dc:date>
    <meta:editing-duration>PT35M40S</meta:editing-duration>
    <meta:editing-cycles>1</meta:editing-cycles>
    <meta:document-statistic meta:table-count="0" meta:image-count="0" meta:object-count="0" meta:page-count="1" meta:paragraph-count="17" meta:word-count="76" meta:character-count="426" meta:non-whitespace-character-count="381"/>
    <meta:generator>LibreOffice/24.2.7.2$Linux_X86_64 LibreOffice_project/420$Build-2</meta:generator>
  </office:meta>
</office:document-meta>
</file>